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our text adventure game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201 Handout: Class Compos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02:24:20</meta:creation-date>
    <dc:date>2013-06-27T02:36:27</dc:date>
    <meta:editing-duration>PT1M2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" meta:word-count="10" meta:character-count="61" meta:non-whitespace-character-count="52"/>
  </office:meta>
</office:document-meta>
</file>